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06cm" svg:stroke-color="#111111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3" style:family="graphic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14" style:family="graphic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15" style:family="graphic">
      <style:graphic-properties draw:textarea-horizontal-align="justify" draw:textarea-vertical-align="middle" draw:auto-grow-height="false"/>
    </style:style>
    <style:style style:name="gr16" style:family="graphic">
      <style:graphic-properties svg:stroke-color="#00cc00" draw:fill-color="#00cc00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928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1.14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2pt"/>
    </style:style>
    <style:style style:name="P8" style:family="paragraph">
      <style:text-properties fo:font-size="36pt"/>
    </style:style>
    <style:style style:name="P9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2" draw:id="id2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1" xml:id="id1" draw:id="id1" draw:layer="layout" svg:x1="19.52cm" svg:y1="10.922cm" svg:x2="19.52cm" svg:y2="9.144cm">
          <text:p text:style-name="P1">`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49cm" svg:height="0.962cm" svg:x="3.556cm" svg:y="3.102cm">
          <draw:text-box>
            <text:p>Office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1" draw:start-glue-point="2" draw:end-shape="id2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4" draw:id="id4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3" draw:id="id3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3" draw:start-glue-point="2" draw:end-shape="id4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853cm" svg:height="0.962cm" svg:x="1.132cm" svg:y="3.61cm">
          <draw:text-box>
            <text:p>1</text:p>
          </draw:text-box>
        </draw:frame>
        <draw:frame draw:style-name="gr8" draw:layer="layout" svg:width="0.853cm" svg:height="0.962cm" svg:x="7.466cm" svg:y="2.348cm">
          <draw:text-box>
            <text:p>2</text:p>
          </draw:text-box>
        </draw:frame>
        <draw:frame draw:style-name="gr8" draw:layer="layout" svg:width="0.853cm" svg:height="0.962cm" svg:x="12.446cm" svg:y="3.056cm">
          <draw:text-box>
            <text:p>3</text:p>
          </draw:text-box>
        </draw:frame>
        <draw:frame draw:style-name="gr8" draw:layer="layout" svg:width="0.853cm" svg:height="0.962cm" svg:x="8.698cm" svg:y="6.296cm">
          <draw:text-box>
            <text:p>4</text:p>
          </draw:text-box>
        </draw:frame>
        <draw:frame draw:style-name="gr12" draw:layer="layout" svg:width="1.205cm" svg:height="0.962cm" svg:x="8.907cm" svg:y="15.278cm">
          <draw:text-box>
            <text:p>14</text:p>
          </draw:text-box>
        </draw:frame>
        <draw:frame draw:style-name="gr12" draw:layer="layout" svg:width="0.853cm" svg:height="0.962cm" svg:x="16.227cm" svg:y="3.91cm">
          <draw:text-box>
            <text:p>5</text:p>
          </draw:text-box>
        </draw:frame>
        <draw:frame draw:style-name="gr12" draw:layer="layout" svg:width="0.853cm" svg:height="0.962cm" svg:x="18.397cm" svg:y="9.86cm">
          <draw:text-box>
            <text:p>7</text:p>
          </draw:text-box>
        </draw:frame>
        <draw:frame draw:style-name="gr12" draw:layer="layout" svg:width="0.853cm" svg:height="0.962cm" svg:x="16.898cm" svg:y="10.06cm">
          <draw:text-box>
            <text:p>6</text:p>
          </draw:text-box>
        </draw:frame>
        <draw:frame draw:style-name="gr12" draw:layer="layout" svg:width="0.853cm" svg:height="0.962cm" svg:x="19.498cm" svg:y="9.56cm">
          <draw:text-box>
            <text:p>8</text:p>
          </draw:text-box>
        </draw:frame>
        <draw:frame draw:style-name="gr12" draw:layer="layout" svg:width="0.853cm" svg:height="0.962cm" svg:x="19.599cm" svg:y="1.26cm">
          <draw:text-box>
            <text:p>9</text:p>
          </draw:text-box>
        </draw:frame>
        <draw:frame draw:style-name="gr12" draw:layer="layout" svg:width="1.205cm" svg:height="0.962cm" svg:x="20.7cm" svg:y="4.86cm">
          <draw:text-box>
            <text:p>10</text:p>
          </draw:text-box>
        </draw:frame>
        <draw:frame draw:style-name="gr12" draw:layer="layout" svg:width="1.205cm" svg:height="0.962cm" svg:x="24.501cm" svg:y="1.26cm">
          <draw:text-box>
            <text:p>11</text:p>
          </draw:text-box>
        </draw:frame>
        <draw:frame draw:style-name="gr12" draw:layer="layout" svg:width="1.205cm" svg:height="0.962cm" svg:x="25.902cm" svg:y="4.76cm">
          <draw:text-box>
            <text:p>12</text:p>
          </draw:text-box>
        </draw:frame>
        <draw:frame draw:style-name="gr12" draw:layer="layout" svg:width="1.205cm" svg:height="0.962cm" svg:x="23.903cm" svg:y="13.66cm">
          <draw:text-box>
            <text:p>13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layer="layout" svg:width="0.853cm" svg:height="0.962cm" svg:x="6.48cm" svg:y="5.572cm">
          <draw:text-box>
            <text:p>1</text:p>
          </draw:text-box>
        </draw:frame>
        <draw:frame draw:style-name="gr8" draw:layer="layout" svg:width="0.853cm" svg:height="0.962cm" svg:x="5.781cm" svg:y="9.572cm">
          <draw:text-box>
            <text:p>2</text:p>
          </draw:text-box>
        </draw:frame>
        <draw:frame draw:style-name="gr8" draw:layer="layout" svg:width="0.853cm" svg:height="0.962cm" svg:x="12.182cm" svg:y="5.072cm">
          <draw:text-box>
            <text:p>3</text:p>
          </draw:text-box>
        </draw:frame>
        <draw:frame draw:style-name="gr8" draw:layer="layout" svg:width="0.853cm" svg:height="0.962cm" svg:x="13.083cm" svg:y="4.972cm">
          <draw:text-box>
            <text:p>4</text:p>
          </draw:text-box>
        </draw:frame>
        <draw:frame draw:style-name="gr8" draw:layer="layout" svg:width="0.853cm" svg:height="0.962cm" svg:x="13.284cm" svg:y="7.672cm">
          <draw:text-box>
            <text:p>5</text:p>
          </draw:text-box>
        </draw:frame>
        <draw:frame draw:style-name="gr8" draw:layer="layout" svg:width="0.853cm" svg:height="0.962cm" svg:x="15.885cm" svg:y="1.372cm">
          <draw:text-box>
            <text:p>6</text:p>
          </draw:text-box>
        </draw:frame>
        <draw:frame draw:style-name="gr8" draw:layer="layout" svg:width="0.853cm" svg:height="0.962cm" svg:x="18.286cm" svg:y="5.572cm">
          <draw:text-box>
            <text:p>7</text:p>
          </draw:text-box>
        </draw:frame>
        <draw:frame draw:style-name="gr8" draw:layer="layout" svg:width="0.853cm" svg:height="0.962cm" svg:x="20.687cm" svg:y="1.272cm">
          <draw:text-box>
            <text:p>8</text:p>
          </draw:text-box>
        </draw:frame>
        <draw:frame draw:style-name="gr8" draw:layer="layout" svg:width="0.853cm" svg:height="0.962cm" svg:x="21.388cm" svg:y="4.672cm">
          <draw:text-box>
            <text:p>9</text:p>
          </draw:text-box>
        </draw:frame>
        <draw:frame draw:style-name="gr8" draw:layer="layout" svg:width="1.205cm" svg:height="0.962cm" svg:x="25.889cm" svg:y="5.072cm">
          <draw:text-box>
            <text:p>10</text:p>
          </draw:text-box>
        </draw:frame>
        <draw:frame draw:style-name="gr8" draw:layer="layout" svg:width="1.205cm" svg:height="0.962cm" svg:x="19.09cm" svg:y="9.972cm">
          <draw:text-box>
            <text:p>11</text:p>
          </draw:text-box>
        </draw:frame>
        <draw:frame draw:style-name="gr8" draw:layer="layout" svg:width="1.205cm" svg:height="0.962cm" svg:x="23.891cm" svg:y="10.672cm">
          <draw:text-box>
            <text:p>12</text:p>
          </draw:text-box>
        </draw:frame>
        <draw:frame draw:style-name="gr8" draw:layer="layout" svg:width="1.205cm" svg:height="0.962cm" svg:x="22.792cm" svg:y="15.172cm">
          <draw:text-box>
            <text:p>13</text:p>
          </draw:text-box>
        </draw:frame>
        <draw:frame draw:style-name="gr8" draw:layer="layout" svg:width="1.205cm" svg:height="0.962cm" svg:x="6.993cm" svg:y="10.972cm">
          <draw:text-box>
            <text:p>14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4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7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7"><text:span text:style-name="T2">Corridor</text:span></text:p>
          </draw:text-box>
        </draw:frame>
        <draw:custom-shape draw:style-name="gr15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3.095cm" svg:x="10.414cm" svg:y="17.526cm">
          <draw:text-box>
            <text:p text:style-name="P8"><text:span text:style-name="T1">RIPS:</text:span></text:p>
            <text:p text:style-name="P8"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7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<text:span text:style-name="T3">14</text:span></text:p>
          </draw:text-box>
        </draw:frame>
        <draw:line draw:style-name="gr17" draw:text-style-name="P1" draw:layer="layout" svg:x1="0.254cm" svg:y1="12.954cm" svg:x2="16.51cm" svg:y2="13.716cm">
          <text:p/>
        </draw:line>
        <draw:line draw:style-name="gr17" draw:text-style-name="P1" draw:layer="layout" svg:x1="16.764cm" svg:y1="13.462cm" svg:x2="24.638cm" svg:y2="8.99cm">
          <text:p/>
        </draw:line>
        <draw:line draw:style-name="gr17" draw:text-style-name="P1" draw:layer="layout" svg:x1="24.638cm" svg:y1="9.044cm" svg:x2="23.622cm" svg:y2="0.254cm">
          <text:p/>
        </draw:line>
        <draw:custom-shape draw:style-name="gr18" draw:text-style-name="P1" draw:layer="layout" svg:width="1.016cm" svg:height="0.762cm" svg:x="16.0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4.064cm" svg:height="1.673cm" svg:x="14.732cm" svg:y="13.97cm">
          <draw:text-box>
            <text:p>Continue rule check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6" draw:id="id6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3.095cm" svg:x="11.274cm" svg:y="17.88cm">
          <draw:text-box>
            <text:p><text:span text:style-name="T1">Navigation: 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5" draw:id="id5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5" draw:start-glue-point="2" draw:end-shape="id6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><text:span text:style-name="T3">13</text:span></text:p>
          </draw:text-box>
        </draw:frame>
        <draw:line draw:style-name="gr17" draw:text-style-name="P1" draw:layer="layout" svg:x1="23.368cm" svg:y1="0.254cm" svg:x2="23.368cm" svg:y2="1.778cm">
          <text:p/>
        </draw:line>
        <draw:line draw:style-name="gr17" draw:text-style-name="P1" draw:layer="layout" svg:x1="23.876cm" svg:y1="2.794cm" svg:x2="9.652cm" svg:y2="15.494cm">
          <text:p/>
        </draw:line>
        <draw:line draw:style-name="gr17" draw:text-style-name="P1" draw:layer="layout" svg:x1="9.652cm" svg:y1="15.494cm" svg:x2="12.7cm" svg:y2="9.652cm">
          <text:p/>
        </draw:line>
        <draw:line draw:style-name="gr20" draw:text-style-name="P1" draw:layer="layout" svg:x1="6.377cm" svg:y1="10.668cm" svg:x2="2.386cm" svg:y2="8.382cm">
          <text:p/>
        </draw:line>
        <draw:frame draw:style-name="gr8" draw:layer="layout" svg:width="1.878cm" svg:height="0.962cm" svg:x="6.35cm" svg:y="14.732cm">
          <draw:text-box>
            <text:p>WP2</text:p>
          </draw:text-box>
        </draw:frame>
        <draw:frame draw:style-name="gr8" draw:layer="layout" svg:width="1.878cm" svg:height="0.962cm" svg:x="11.838cm" svg:y="8.436cm">
          <draw:text-box>
            <text:p>WP1</text:p>
          </draw:text-box>
        </draw:frame>
        <draw:frame draw:style-name="gr8" draw:layer="layout" svg:width="1.878cm" svg:height="0.962cm" svg:x="5.08cm" svg:y="9.398cm">
          <draw:text-box>
            <text:p>WP3</text:p>
          </draw:text-box>
        </draw:frame>
        <draw:line draw:style-name="gr17" draw:text-style-name="P1" draw:layer="layout" svg:x1="12.473cm" svg:y1="9.683cm" svg:x2="6.377cm" svg:y2="10.699cm">
          <text:p/>
        </draw:line>
        <draw:line draw:style-name="gr20" draw:text-style-name="P1" draw:layer="layout" svg:x1="6.404cm" svg:y1="10.695cm" svg:x2="2.794cm" svg:y2="12.7cm">
          <text:p/>
        </draw:lin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4.517cm" svg:x="10.414cm" svg:y="17.526cm">
          <draw:text-box>
            <text:p><text:span text:style-name="T1">Navigation:</text:span></text:p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line draw:style-name="gr17" draw:text-style-name="P1" draw:layer="layout" svg:x1="23.632cm" svg:y1="0.549cm" svg:x2="23.632cm" svg:y2="2.327cm">
          <text:p/>
        </draw:line>
        <draw:line draw:style-name="gr17" draw:text-style-name="P1" draw:layer="layout" svg:x1="23.632cm" svg:y1="2.327cm" svg:x2="23.114cm" svg:y2="15.172cm">
          <text:p/>
        </draw:line>
        <draw:line draw:style-name="gr17" draw:text-style-name="P1" draw:layer="layout" svg:x1="23.114cm" svg:y1="15.24cm" svg:x2="16.51cm" svg:y2="13.97cm">
          <text:p/>
        </draw:line>
        <draw:line draw:style-name="gr17" draw:text-style-name="P1" draw:layer="layout" svg:x1="16.537cm" svg:y1="13.949cm" svg:x2="4.572cm" svg:y2="9.398cm">
          <text:p/>
        </draw:line>
        <draw:line draw:style-name="gr20" draw:text-style-name="P1" draw:layer="layout" svg:x1="4.753cm" svg:y1="9.398cm" svg:x2="1.524cm" svg:y2="6.096cm">
          <text:p/>
        </draw:line>
        <draw:line draw:style-name="gr20" draw:text-style-name="P1" draw:layer="layout" svg:x1="4.78cm" svg:y1="9.425cm" svg:x2="1.524cm" svg:y2="12.7cm">
          <text:p/>
        </draw:line>
        <draw:frame draw:style-name="gr8" draw:layer="layout" svg:width="1.878cm" svg:height="0.962cm" svg:x="20.474cm" svg:y="15.24cm">
          <draw:text-box>
            <text:p>WP2</text:p>
          </draw:text-box>
        </draw:frame>
        <draw:frame draw:style-name="gr8" draw:layer="layout" svg:width="1.878cm" svg:height="0.962cm" svg:x="15.394cm" svg:y="14.224cm">
          <draw:text-box>
            <text:p>WP1</text:p>
          </draw:text-box>
        </draw:frame>
        <draw:frame draw:style-name="gr8" draw:layer="layout" svg:width="1.878cm" svg:height="0.962cm" svg:x="2.286cm" svg:y="8.944cm">
          <draw:text-box>
            <text:p>WP3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xml:id="id8" draw:id="id8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21.082cm" svg:height="1.673cm" svg:x="3.81cm" svg:y="17.88cm">
          <draw:text-box>
            <text:p text:style-name="P8"><text:span text:style-name="T1">Speech recognition: ARENA A</text:span></text:p>
          </draw:text-box>
        </draw:frame>
        <draw:custom-shape draw:style-name="gr13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7" draw:id="id7" draw:layer="layout" svg:x1="19.52cm" svg:y1="10.922cm" svg:x2="19.52cm" svg:y2="9.144cm">
          <text:p text:style-name="P5"><text:span text:style-name="T3">`</text:span></text:p>
        </draw:line>
        <draw:custom-shape draw:style-name="gr14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 text:style-name="P6"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 text:style-name="P7"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 text:style-name="P7"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7" draw:start-glue-point="2" draw:end-shape="id8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15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 text:style-name="P6">1</text:p>
          </draw:text-box>
        </draw:frame>
        <draw:frame draw:style-name="gr8" draw:text-style-name="P6" draw:layer="layout" svg:width="0.853cm" svg:height="0.962cm" svg:x="7.466cm" svg:y="2.348cm">
          <draw:text-box>
            <text:p text:style-name="P6">2</text:p>
          </draw:text-box>
        </draw:frame>
        <draw:frame draw:style-name="gr8" draw:text-style-name="P6" draw:layer="layout" svg:width="0.853cm" svg:height="0.962cm" svg:x="12.446cm" svg:y="3.056cm">
          <draw:text-box>
            <text:p text:style-name="P6">3</text:p>
          </draw:text-box>
        </draw:frame>
        <draw:frame draw:style-name="gr8" draw:text-style-name="P6" draw:layer="layout" svg:width="0.853cm" svg:height="0.962cm" svg:x="8.698cm" svg:y="6.296cm">
          <draw:text-box>
            <text:p text:style-name="P6">4</text:p>
          </draw:text-box>
        </draw:frame>
        <draw:frame draw:style-name="gr12" draw:text-style-name="P6" draw:layer="layout" svg:width="1.205cm" svg:height="0.962cm" svg:x="8.907cm" svg:y="15.278cm">
          <draw:text-box>
            <text:p text:style-name="P6">14</text:p>
          </draw:text-box>
        </draw:frame>
        <draw:frame draw:style-name="gr12" draw:text-style-name="P6" draw:layer="layout" svg:width="0.853cm" svg:height="0.962cm" svg:x="16.227cm" svg:y="3.91cm">
          <draw:text-box>
            <text:p text:style-name="P6">5</text:p>
          </draw:text-box>
        </draw:frame>
        <draw:frame draw:style-name="gr12" draw:text-style-name="P6" draw:layer="layout" svg:width="0.853cm" svg:height="0.962cm" svg:x="18.397cm" svg:y="9.86cm">
          <draw:text-box>
            <text:p text:style-name="P6">7</text:p>
          </draw:text-box>
        </draw:frame>
        <draw:frame draw:style-name="gr12" draw:text-style-name="P6" draw:layer="layout" svg:width="0.853cm" svg:height="0.962cm" svg:x="16.898cm" svg:y="10.06cm">
          <draw:text-box>
            <text:p text:style-name="P6">6</text:p>
          </draw:text-box>
        </draw:frame>
        <draw:frame draw:style-name="gr12" draw:text-style-name="P6" draw:layer="layout" svg:width="0.853cm" svg:height="0.962cm" svg:x="19.498cm" svg:y="9.56cm">
          <draw:text-box>
            <text:p text:style-name="P6">8</text:p>
          </draw:text-box>
        </draw:frame>
        <draw:frame draw:style-name="gr12" draw:text-style-name="P6" draw:layer="layout" svg:width="0.853cm" svg:height="0.962cm" svg:x="19.599cm" svg:y="1.26cm">
          <draw:text-box>
            <text:p text:style-name="P6">9</text:p>
          </draw:text-box>
        </draw:frame>
        <draw:frame draw:style-name="gr12" draw:text-style-name="P6" draw:layer="layout" svg:width="1.205cm" svg:height="0.962cm" svg:x="20.7cm" svg:y="4.86cm">
          <draw:text-box>
            <text:p text:style-name="P6">10</text:p>
          </draw:text-box>
        </draw:frame>
        <draw:frame draw:style-name="gr12" draw:text-style-name="P6" draw:layer="layout" svg:width="1.205cm" svg:height="0.962cm" svg:x="24.501cm" svg:y="1.26cm">
          <draw:text-box>
            <text:p text:style-name="P6">11</text:p>
          </draw:text-box>
        </draw:frame>
        <draw:frame draw:style-name="gr12" draw:text-style-name="P6" draw:layer="layout" svg:width="1.205cm" svg:height="0.962cm" svg:x="25.902cm" svg:y="4.76cm">
          <draw:text-box>
            <text:p text:style-name="P6">12</text:p>
          </draw:text-box>
        </draw:frame>
        <draw:frame draw:style-name="gr12" draw:text-style-name="P6" draw:layer="layout" svg:width="1.205cm" svg:height="0.962cm" svg:x="23.903cm" svg:y="13.66cm">
          <draw:text-box>
            <text:p text:style-name="P6">13</text:p>
          </draw:text-box>
        </draw:frame>
        <draw:g>
          <draw:line draw:style-name="gr17" draw:text-style-name="P1" draw:layer="layout" svg:x1="11.43cm" svg:y1="8.128cm" svg:x2="13.462cm" svg:y2="8.128cm">
            <text:p/>
          </draw:line>
          <draw:frame draw:style-name="gr19" draw:text-style-name="P9" draw:layer="layout" svg:width="4.064cm" svg:height="1.673cm" svg:x="10.414cm" svg:y="8.636cm">
            <draw:text-box>
              <text:p text:style-name="P9">Robot start pose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4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7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7"><text:span text:style-name="T2">Corridor</text:span></text:p>
          </draw:text-box>
        </draw:frame>
        <draw:custom-shape draw:style-name="gr15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 text:style-name="P8"><text:span text:style-name="T1">Speech Recognition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7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1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2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3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4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5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6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7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8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9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10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11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12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13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14</text:p>
          </draw:text-box>
        </draw:frame>
        <draw:g>
          <draw:line draw:style-name="gr17" draw:text-style-name="P1" draw:layer="layout" svg:x1="8.597cm" svg:y1="7.765cm" svg:x2="10.629cm" svg:y2="7.765cm">
            <text:p/>
          </draw:line>
          <draw:frame draw:style-name="gr19" draw:text-style-name="P9" draw:layer="layout" svg:width="4.064cm" svg:height="1.673cm" svg:x="7.581cm" svg:y="8.273cm">
            <draw:text-box>
              <text:p text:style-name="P9">Robot start pose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xml:id="id10" draw:id="id10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21.082cm" svg:height="1.673cm" svg:x="3.81cm" svg:y="17.88cm">
          <draw:text-box>
            <text:p text:style-name="P8"><text:span text:style-name="T1">Person recognition: ARENA A</text:span></text:p>
          </draw:text-box>
        </draw:frame>
        <draw:custom-shape draw:style-name="gr13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9" draw:id="id9" draw:layer="layout" svg:x1="19.52cm" svg:y1="10.922cm" svg:x2="19.52cm" svg:y2="9.144cm">
          <text:p text:style-name="P5"><text:span text:style-name="T3">`</text:span></text:p>
        </draw:line>
        <draw:custom-shape draw:style-name="gr14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 text:style-name="P6"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 text:style-name="P7"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 text:style-name="P7"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9" draw:start-glue-point="2" draw:end-shape="id10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15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 text:style-name="P6">1</text:p>
          </draw:text-box>
        </draw:frame>
        <draw:frame draw:style-name="gr8" draw:text-style-name="P6" draw:layer="layout" svg:width="0.853cm" svg:height="0.962cm" svg:x="7.466cm" svg:y="2.348cm">
          <draw:text-box>
            <text:p text:style-name="P6">2</text:p>
          </draw:text-box>
        </draw:frame>
        <draw:frame draw:style-name="gr8" draw:text-style-name="P6" draw:layer="layout" svg:width="0.853cm" svg:height="0.962cm" svg:x="12.446cm" svg:y="3.056cm">
          <draw:text-box>
            <text:p text:style-name="P6">3</text:p>
          </draw:text-box>
        </draw:frame>
        <draw:frame draw:style-name="gr8" draw:text-style-name="P6" draw:layer="layout" svg:width="0.853cm" svg:height="0.962cm" svg:x="8.698cm" svg:y="6.296cm">
          <draw:text-box>
            <text:p text:style-name="P6">4</text:p>
          </draw:text-box>
        </draw:frame>
        <draw:frame draw:style-name="gr12" draw:text-style-name="P6" draw:layer="layout" svg:width="1.205cm" svg:height="0.962cm" svg:x="8.907cm" svg:y="15.278cm">
          <draw:text-box>
            <text:p text:style-name="P6">14</text:p>
          </draw:text-box>
        </draw:frame>
        <draw:frame draw:style-name="gr12" draw:text-style-name="P6" draw:layer="layout" svg:width="0.853cm" svg:height="0.962cm" svg:x="16.227cm" svg:y="3.91cm">
          <draw:text-box>
            <text:p text:style-name="P6">5</text:p>
          </draw:text-box>
        </draw:frame>
        <draw:frame draw:style-name="gr12" draw:text-style-name="P6" draw:layer="layout" svg:width="0.853cm" svg:height="0.962cm" svg:x="18.397cm" svg:y="9.86cm">
          <draw:text-box>
            <text:p text:style-name="P6">7</text:p>
          </draw:text-box>
        </draw:frame>
        <draw:frame draw:style-name="gr12" draw:text-style-name="P6" draw:layer="layout" svg:width="0.853cm" svg:height="0.962cm" svg:x="16.898cm" svg:y="10.06cm">
          <draw:text-box>
            <text:p text:style-name="P6">6</text:p>
          </draw:text-box>
        </draw:frame>
        <draw:frame draw:style-name="gr12" draw:text-style-name="P6" draw:layer="layout" svg:width="0.853cm" svg:height="0.962cm" svg:x="19.498cm" svg:y="9.56cm">
          <draw:text-box>
            <text:p text:style-name="P6">8</text:p>
          </draw:text-box>
        </draw:frame>
        <draw:frame draw:style-name="gr12" draw:text-style-name="P6" draw:layer="layout" svg:width="0.853cm" svg:height="0.962cm" svg:x="19.599cm" svg:y="1.26cm">
          <draw:text-box>
            <text:p text:style-name="P6">9</text:p>
          </draw:text-box>
        </draw:frame>
        <draw:frame draw:style-name="gr12" draw:text-style-name="P6" draw:layer="layout" svg:width="1.205cm" svg:height="0.962cm" svg:x="20.7cm" svg:y="4.86cm">
          <draw:text-box>
            <text:p text:style-name="P6">10</text:p>
          </draw:text-box>
        </draw:frame>
        <draw:frame draw:style-name="gr12" draw:text-style-name="P6" draw:layer="layout" svg:width="1.205cm" svg:height="0.962cm" svg:x="24.501cm" svg:y="1.26cm">
          <draw:text-box>
            <text:p text:style-name="P6">11</text:p>
          </draw:text-box>
        </draw:frame>
        <draw:frame draw:style-name="gr12" draw:text-style-name="P6" draw:layer="layout" svg:width="1.205cm" svg:height="0.962cm" svg:x="25.902cm" svg:y="4.76cm">
          <draw:text-box>
            <text:p text:style-name="P6">12</text:p>
          </draw:text-box>
        </draw:frame>
        <draw:frame draw:style-name="gr12" draw:text-style-name="P6" draw:layer="layout" svg:width="1.205cm" svg:height="0.962cm" svg:x="23.903cm" svg:y="13.66cm">
          <draw:text-box>
            <text:p text:style-name="P6">13</text:p>
          </draw:text-box>
        </draw:frame>
        <draw:g>
          <draw:line draw:style-name="gr17" draw:text-style-name="P1" draw:layer="layout" svg:x1="21.546cm" svg:y1="8.408cm" svg:x2="23.578cm" svg:y2="8.408cm">
            <text:p/>
          </draw:line>
          <draw:frame draw:style-name="gr19" draw:text-style-name="P9" draw:layer="layout" svg:width="4.064cm" svg:height="1.673cm" svg:x="20.53cm" svg:y="8.916cm">
            <draw:text-box>
              <text:p text:style-name="P9">Robot start pose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3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4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7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7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7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7"><text:span text:style-name="T2">Corridor</text:span></text:p>
          </draw:text-box>
        </draw:frame>
        <draw:custom-shape draw:style-name="gr15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 text:style-name="P8"><text:span text:style-name="T1">Person Recognition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7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1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2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3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4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5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6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7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8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9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10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11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12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13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14</text:p>
          </draw:text-box>
        </draw:frame>
        <draw:g>
          <draw:line draw:style-name="gr17" draw:text-style-name="P1" draw:layer="layout" svg:x1="22.096cm" svg:y1="11.948cm" svg:x2="22.096cm" svg:y2="13.98cm">
            <text:p/>
          </draw:line>
          <draw:frame draw:style-name="gr19" draw:text-style-name="P9" draw:layer="layout" svg:width="4.064cm" svg:height="1.673cm" draw:transform="rotate (-1.5706217938697) translate (21.588cm 10.932cm)">
            <draw:text-box>
              <text:p text:style-name="P9">Robot start pose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Location</text:p>
              </table:table-cell>
              <table:table-cell>
                <text:p>Room/Area</text:p>
              </table:table-cell>
              <table:table-cell>
                <text:p>Name</text:p>
              </table:table-cell>
            </table:table-row>
            <table:table-row table:style-name="ro1" table:default-cell-style-name="ce2">
              <table:table-cell table:style-name="ce1">
                <text:p text:style-name="P1">1</text:p>
              </table:table-cell>
              <table:table-cell>
                <text:p>Office</text:p>
              </table:table-cell>
              <table:table-cell>
                <text:p>Drawer</text:p>
              </table:table-cell>
            </table:table-row>
            <table:table-row table:style-name="ro1" table:default-cell-style-name="ce2">
              <table:table-cell table:style-name="ce1">
                <text:p text:style-name="P1">2</text:p>
              </table:table-cell>
              <table:table-cell>
                <text:p>Office</text:p>
              </table:table-cell>
              <table:table-cell>
                <text:p>Desk</text:p>
              </table:table-cell>
            </table:table-row>
            <table:table-row table:style-name="ro1" table:default-cell-style-name="ce2">
              <table:table-cell table:style-name="ce1">
                <text:p text:style-name="P1">3</text:p>
              </table:table-cell>
              <table:table-cell>
                <text:p>Bedroom</text:p>
              </table:table-cell>
              <table:table-cell>
                <text:p>Bed</text:p>
              </table:table-cell>
            </table:table-row>
            <table:table-row table:style-name="ro1" table:default-cell-style-name="ce2">
              <table:table-cell table:style-name="ce1">
                <text:p text:style-name="P1">4</text:p>
              </table:table-cell>
              <table:table-cell>
                <text:p>Bedroom</text:p>
              </table:table-cell>
              <table:table-cell>
                <text:p>Bedside</text:p>
              </table:table-cell>
            </table:table-row>
            <table:table-row table:style-name="ro1" table:default-cell-style-name="ce2">
              <table:table-cell table:style-name="ce1">
                <text:p text:style-name="P1">5</text:p>
              </table:table-cell>
              <table:table-cell>
                <text:p>Kitchen</text:p>
              </table:table-cell>
              <table:table-cell>
                <text:p>Bar</text:p>
              </table:table-cell>
            </table:table-row>
            <table:table-row table:style-name="ro1" table:default-cell-style-name="ce2">
              <table:table-cell table:style-name="ce1">
                <text:p text:style-name="P1">6</text:p>
              </table:table-cell>
              <table:table-cell>
                <text:p>Kitchen</text:p>
              </table:table-cell>
              <table:table-cell>
                <text:p>Cupboard</text:p>
              </table:table-cell>
            </table:table-row>
            <table:table-row table:style-name="ro1" table:default-cell-style-name="ce2">
              <table:table-cell table:style-name="ce1">
                <text:p text:style-name="P1">7</text:p>
              </table:table-cell>
              <table:table-cell>
                <text:p>Kitchen</text:p>
              </table:table-cell>
              <table:table-cell>
                <text:p>Sink</text:p>
              </table:table-cell>
            </table:table-row>
            <table:table-row table:style-name="ro1" table:default-cell-style-name="ce2">
              <table:table-cell table:style-name="ce1">
                <text:p text:style-name="P1">8</text:p>
              </table:table-cell>
              <table:table-cell>
                <text:p>Kitchen</text:p>
              </table:table-cell>
              <table:table-cell>
                <text:p>Sideshelf</text:p>
              </table:table-cell>
            </table:table-row>
            <table:table-row table:style-name="ro1" table:default-cell-style-name="ce2">
              <table:table-cell table:style-name="ce1">
                <text:p text:style-name="P1">9</text:p>
              </table:table-cell>
              <table:table-cell>
                <text:p>Kitchen</text:p>
              </table:table-cell>
              <table:table-cell>
                <text:p>Bookcase</text:p>
              </table:table-cell>
            </table:table-row>
            <table:table-row table:style-name="ro1" table:default-cell-style-name="ce2">
              <table:table-cell table:style-name="ce1">
                <text:p text:style-name="P1">10</text:p>
              </table:table-cell>
              <table:table-cell>
                <text:p>Kitchen</text:p>
              </table:table-cell>
              <table:table-cell>
                <text:p>Dining Table</text:p>
              </table:table-cell>
            </table:table-row>
            <table:table-row table:style-name="ro1" table:default-cell-style-name="ce2">
              <table:table-cell table:style-name="ce1">
                <text:p text:style-name="P1">11</text:p>
              </table:table-cell>
              <table:table-cell>
                <text:p>Living room</text:p>
              </table:table-cell>
              <table:table-cell>
                <text:p>TV stand</text:p>
              </table:table-cell>
            </table:table-row>
            <table:table-row table:style-name="ro1" table:default-cell-style-name="ce2">
              <table:table-cell table:style-name="ce1">
                <text:p text:style-name="P1">12</text:p>
              </table:table-cell>
              <table:table-cell>
                <text:p>Living room</text:p>
              </table:table-cell>
              <table:table-cell>
                <text:p>Living shelf</text:p>
              </table:table-cell>
            </table:table-row>
            <table:table-row table:style-name="ro1" table:default-cell-style-name="ce2">
              <table:table-cell table:style-name="ce1">
                <text:p text:style-name="P1">13</text:p>
              </table:table-cell>
              <table:table-cell>
                <text:p>Living room</text:p>
              </table:table-cell>
              <table:table-cell>
                <text:p>Living Table</text:p>
              </table:table-cell>
            </table:table-row>
            <table:table-row table:style-name="ro2" table:default-cell-style-name="ce2">
              <table:table-cell table:style-name="ce1">
                <text:p text:style-name="P1">14</text:p>
              </table:table-cell>
              <table:table-cell>
                <text:p>Corridor</text:p>
              </table:table-cell>
              <table:table-cell>
                <text:p>Cabin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3">Location</text:span></text:p>
              </table:table-cell>
              <table:table-cell>
                <text:p><text:span text:style-name="T3">Room/Area</text:span></text:p>
              </table:table-cell>
              <table:table-cell>
                <text:p><text:span text:style-name="T3">Nam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2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Desk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3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sid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4</text:span></text:p>
              </table:table-cell>
              <table:table-cell>
                <text:p><text:span text:style-name="T3">Kitchen</text:span></text:p>
              </table:table-cell>
              <table:table-cell>
                <text:p>Bar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5</text:span></text:p>
              </table:table-cell>
              <table:table-cell>
                <text:p><text:span text:style-name="T3">Kitchen</text:span></text:p>
              </table:table-cell>
              <table:table-cell>
                <text:p>Sink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6</text:span></text:p>
              </table:table-cell>
              <table:table-cell>
                <text:p><text:span text:style-name="T3">Kitchen</text:span></text:p>
              </table:table-cell>
              <table:table-cell>
                <text:p>Cupboard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7</text:span></text:p>
              </table:table-cell>
              <table:table-cell>
                <text:p><text:span text:style-name="T3">Kitchen</text:span></text:p>
              </table:table-cell>
              <table:table-cell>
                <text:p>Side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8</text:span></text:p>
              </table:table-cell>
              <table:table-cell>
                <text:p><text:span text:style-name="T3">Dining room</text:span></text:p>
              </table:table-cell>
              <table:table-cell>
                <text:p><text:span text:style-name="T3">TV stan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9</text:span></text:p>
              </table:table-cell>
              <table:table-cell>
                <text:p>Dining room</text:p>
              </table:table-cell>
              <table:table-cell>
                <text:p>Din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0</text:span></text:p>
              </table:table-cell>
              <table:table-cell>
                <text:p>Dining room</text:p>
              </table:table-cell>
              <table:table-cell>
                <text:p>Bookcas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1</text:span></text:p>
              </table:table-cell>
              <table:table-cell>
                <text:p><text:span text:style-name="T3">Living room</text:span></text:p>
              </table:table-cell>
              <table:table-cell>
                <text:p>Living 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2</text:span></text:p>
              </table:table-cell>
              <table:table-cell>
                <text:p><text:span text:style-name="T3">Living room</text:span></text:p>
              </table:table-cell>
              <table:table-cell>
                <text:p>Liv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3</text:span></text:p>
              </table:table-cell>
              <table:table-cell>
                <text:p><text:span text:style-name="T3">Living room</text:span></text:p>
              </table:table-cell>
              <table:table-cell>
                <text:p>Drawer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3">14</text:span></text:p>
              </table:table-cell>
              <table:table-cell>
                <text:p><text:span text:style-name="T3">Corridor</text:span></text:p>
              </table:table-cell>
              <table:table-cell>
                <text:p><text:span text:style-name="T3">Cabine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3:34:14.788494235</meta:creation-date>
    <dc:date>2016-06-28T20:32:08.448558384</dc:date>
    <meta:editing-duration>PT3H15M17S</meta:editing-duration>
    <meta:editing-cycles>20</meta:editing-cycles>
    <meta:generator>LibreOffice/4.2.8.2$Linux_X86_64 LibreOffice_project/420m0$Build-2</meta:generator>
    <meta:document-statistic meta:object-count="764"/>
  </office:meta>
</office:document-meta>
</file>